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48000000530DB1C9CFED8633FF.png" manifest:media-type="image/png"/>
  <manifest:file-entry manifest:full-path="Pictures/10000201000001130000004BFC2A66145E1427B3.png" manifest:media-type="image/png"/>
  <manifest:file-entry manifest:full-path="Pictures/10000201000001130000004BBCD190B6D9A79FC1.png" manifest:media-type="image/png"/>
  <manifest:file-entry manifest:full-path="Pictures/10000201000001130000004B725A8514B80E92FD.png" manifest:media-type="image/png"/>
  <manifest:file-entry manifest:full-path="Pictures/100002010000004B00000032E8FC08BA5899A58B.png" manifest:media-type="image/png"/>
  <manifest:file-entry manifest:full-path="Pictures/100002010000004B00000032AE0F6D841856C10D.png" manifest:media-type="image/png"/>
  <manifest:file-entry manifest:full-path="Pictures/100002010000004B000000326BCD3499BBCFAE71.png" manifest:media-type="image/png"/>
  <manifest:file-entry manifest:full-path="Pictures/1000020100000043000000320257C202FEA863CA.png" manifest:media-type="image/png"/>
  <manifest:file-entry manifest:full-path="Pictures/100002010000004B0000003289646355E53B79A9.png" manifest:media-type="image/png"/>
  <manifest:file-entry manifest:full-path="Pictures/10000201000006BD000000534B1ADEC0C168858A.png" manifest:media-type="image/png"/>
  <manifest:file-entry manifest:full-path="Pictures/100002010000004B00000032528E904CE2C04E6D.png" manifest:media-type="image/png"/>
  <manifest:file-entry manifest:full-path="Pictures/100002010000004B00000032E2CB7737C202FD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2__20_Dots_20_1_20_Dash" svg:stroke-width="0.05cm" svg:stroke-color="#000000" draw:marker-start-width="0.37cm" draw:marker-end-width="0.37cm" draw:fill-color="#ffffff" draw:textarea-horizontal-align="justify" draw:textarea-vertical-align="middle" draw:auto-grow-height="false" fo:min-height="0.812cm" fo:min-width="0.562cm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dash" draw:stroke-dash="Fine_20_Dashed" svg:stroke-width="0.05cm" svg:stroke-color="#000000" draw:marker-start-width="0.37cm" draw:marker-end-width="0.37cm" draw:fill-color="#ffffff" draw:textarea-horizontal-align="justify" draw:textarea-vertical-align="middle" draw:auto-grow-height="false" fo:min-height="0.812cm" fo:min-width="0.562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Fine_20_Dashed" svg:stroke-width="0.03cm" svg:stroke-color="#000000" draw:marker-start-width="0.295cm" draw:marker-end-width="0.29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draw:stroke="solid" draw:stroke-dash="_32__20_Dots_20_1_20_Dash" svg:stroke-width="0.03cm" svg:stroke-color="#000000" draw:marker-start-width="0.295cm" draw:marker-end-width="0.29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7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8.2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5cm" svg:y1="6.6cm" svg:x2="10.5cm" svg:y2="6.6cm">
          <text:p/>
        </draw:line>
        <draw:line draw:style-name="gr3" draw:text-style-name="P2" draw:layer="layout" svg:x1="3.5cm" svg:y1="9.8cm" svg:x2="10.5cm" svg:y2="9.8cm">
          <text:p/>
        </draw:line>
        <draw:custom-shape draw:style-name="gr2" draw:text-style-name="P1" draw:layer="layout" svg:width="1.5cm" svg:height="1.5cm" svg:x="4.602cm" svg:y="10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6.5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5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7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5.4cm" svg:y1="10.3cm" svg:x2="4.5cm" svg:y2="9.4cm">
          <text:p/>
        </draw:line>
        <draw:line draw:style-name="gr5" draw:text-style-name="P2" draw:layer="layout" svg:x1="5.4cm" svg:y1="10.3cm" svg:x2="7.4cm" svg:y2="8.2cm">
          <text:p/>
        </draw:line>
        <draw:line draw:style-name="gr5" draw:text-style-name="P2" draw:layer="layout" svg:x1="7.2cm" svg:y1="10.3cm" svg:x2="8cm" svg:y2="8.4cm">
          <text:p/>
        </draw:line>
        <draw:line draw:style-name="gr5" draw:text-style-name="P2" draw:layer="layout" svg:x1="7.2cm" svg:y1="10.3cm" svg:x2="6.3cm" svg:y2="5.4cm">
          <text:p/>
        </draw:line>
        <draw:line draw:style-name="gr5" draw:text-style-name="P2" draw:layer="layout" svg:x1="4.4cm" svg:y1="7.9cm" svg:x2="8.7cm" svg:y2="5.4cm">
          <text:p/>
        </draw:line>
        <draw:line draw:style-name="gr5" draw:text-style-name="P2" draw:layer="layout" svg:x1="7.4cm" svg:y1="7.1cm" svg:x2="6.8cm" svg:y2="5.3cm">
          <text:p/>
        </draw:line>
        <draw:frame draw:style-name="gr6" draw:text-style-name="P2" draw:layer="layout" svg:width="0.4cm" svg:height="0.3cm" svg:x="5.195cm" svg:y="10.914cm">
          <draw:image xlink:href="Pictures/1000020100000043000000320257C202FEA863CA.png" xlink:type="simple" xlink:show="embed" xlink:actuate="onLoad">
            <text:p/>
          </draw:image>
        </draw:frame>
        <draw:frame draw:style-name="gr6" draw:text-style-name="P2" draw:layer="layout" svg:width="0.4cm" svg:height="0.3cm" svg:x="6.877cm" svg:y="10.914cm">
          <draw:image xlink:href="Pictures/100002010000004B000000326BCD3499BBCFAE71.png" xlink:type="simple" xlink:show="embed" xlink:actuate="onLoad">
            <text:p/>
          </draw:image>
        </draw:frame>
        <draw:frame draw:style-name="gr6" draw:text-style-name="P2" draw:layer="layout" svg:width="0.4cm" svg:height="0.3cm" svg:x="8.777cm" svg:y="10.914cm">
          <draw:image xlink:href="Pictures/100002010000004B00000032AE0F6D841856C10D.png" xlink:type="simple" xlink:show="embed" xlink:actuate="onLoad">
            <text:p/>
          </draw:image>
        </draw:frame>
        <draw:frame draw:style-name="gr6" draw:text-style-name="P2" draw:layer="layout" svg:width="0.4cm" svg:height="0.3cm" svg:x="4.206cm" svg:y="8.475cm">
          <draw:image xlink:href="Pictures/100002010000004B0000003289646355E53B79A9.png" xlink:type="simple" xlink:show="embed" xlink:actuate="onLoad">
            <text:p/>
          </draw:image>
        </draw:frame>
        <draw:frame draw:style-name="gr6" draw:text-style-name="P2" draw:layer="layout" svg:width="0.4cm" svg:height="0.3cm" svg:x="7.812cm" svg:y="7.549cm">
          <draw:image xlink:href="Pictures/100002010000004B00000032528E904CE2C04E6D.png" xlink:type="simple" xlink:show="embed" xlink:actuate="onLoad">
            <text:p/>
          </draw:image>
        </draw:frame>
        <draw:frame draw:style-name="gr6" draw:text-style-name="P2" draw:layer="layout" svg:width="0.4cm" svg:height="0.3cm" svg:x="6.3cm" svg:y="4.5cm">
          <draw:image xlink:href="Pictures/100002010000004B00000032E2CB7737C202FD79.png" xlink:type="simple" xlink:show="embed" xlink:actuate="onLoad">
            <text:p/>
          </draw:image>
        </draw:frame>
        <draw:frame draw:style-name="gr6" draw:text-style-name="P2" draw:layer="layout" svg:width="0.4cm" svg:height="0.3cm" svg:x="8.4cm" svg:y="4.5cm">
          <draw:image xlink:href="Pictures/100002010000004B00000032E8FC08BA5899A58B.png" xlink:type="simple" xlink:show="embed" xlink:actuate="onLoad">
            <text:p/>
          </draw:image>
        </draw:frame>
        <draw:frame draw:style-name="gr6" draw:text-style-name="P2" draw:layer="layout" svg:width="1.3cm" svg:height="0.4cm" svg:x="10.328cm" svg:y="10.976cm">
          <draw:image xlink:href="Pictures/10000201000001130000004B725A8514B80E92FD.png" xlink:type="simple" xlink:show="embed" xlink:actuate="onLoad">
            <text:p/>
          </draw:image>
        </draw:frame>
        <draw:frame draw:style-name="gr6" draw:text-style-name="P2" draw:layer="layout" svg:width="1.3cm" svg:height="0.4cm" svg:x="10.348cm" svg:y="7.983cm">
          <draw:image xlink:href="Pictures/10000201000001130000004BBCD190B6D9A79FC1.png" xlink:type="simple" xlink:show="embed" xlink:actuate="onLoad">
            <text:p/>
          </draw:image>
        </draw:frame>
        <draw:frame draw:style-name="gr6" draw:text-style-name="P2" draw:layer="layout" svg:width="1.3cm" svg:height="0.4cm" svg:x="10.359cm" svg:y="5.094cm">
          <draw:image xlink:href="Pictures/10000201000001130000004BFC2A66145E1427B3.png" xlink:type="simple" xlink:show="embed" xlink:actuate="onLoad">
            <text:p/>
          </draw:image>
        </draw:frame>
        <draw:custom-shape draw:style-name="gr7" draw:text-style-name="P1" draw:layer="layout" svg:width="0.35cm" svg:height="0.35cm" svg:x="3.00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5cm" svg:height="0.35cm" svg:x="3.00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6.806cm" svg:height="0.35cm" svg:x="3.63cm" svg:y="12.43cm">
          <draw:image xlink:href="Pictures/1000020100000648000000530DB1C9CFED8633FF.png" xlink:type="simple" xlink:show="embed" xlink:actuate="onLoad">
            <text:p/>
          </draw:image>
        </draw:frame>
        <draw:frame draw:style-name="gr6" draw:text-style-name="P2" draw:layer="layout" svg:width="7.301cm" svg:height="0.35cm" svg:x="3.638cm" svg:y="13.102cm">
          <draw:image xlink:href="Pictures/10000201000006BD000000534B1ADEC0C16885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20:18:36.512150379</meta:creation-date>
    <meta:editing-cycles>4</meta:editing-cycles>
    <meta:editing-duration>PT48M10S</meta:editing-duration>
    <dc:date>2019-05-27T20:31:10.628882558</dc:date>
    <meta:generator>LibreOffice/6.0.7.3$Linux_X86_64 LibreOffice_project/00m0$Build-3</meta:generator>
    <meta:document-statistic meta:object-count="29"/>
  </office:meta>
</office:document-meta>
</file>